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4.7252in" fo:margin-right="0in" fo:text-indent="-4.7252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111in" style:contextual-spacing="false" fo:text-align="justify" style:justify-single-word="false"/>
    </style:style>
    <style:style style:name="T1" style:family="text">
      <style:text-properties style:font-name="Calibri Light" fo:font-size="14pt" style:font-size-asian="14pt" style:font-name-complex="Calibri Light1" style:font-size-complex="14pt"/>
    </style:style>
    <style:style style:name="T2" style:family="text">
      <style:text-properties style:font-name="Calibri Light" fo:font-size="18pt" style:font-size-asian="18pt" style:font-name-complex="Calibri Light1" style:font-size-complex="18pt"/>
    </style:style>
    <style:style style:name="T3" style:family="text">
      <style:text-properties style:text-underline-style="solid" style:text-underline-width="auto" style:text-underline-color="font-color"/>
    </style:style>
    <style:style style:name="T4" style:family="text">
      <style:text-properties fo:language="de" fo:country="DE"/>
    </style:style>
    <style:style style:name="T5" style:family="text">
      <style:text-properties officeooo:rsid="0014222f"/>
    </style:style>
    <style:style style:name="T6" style:family="text">
      <style:text-properties officeooo:rsid="0016d3ad"/>
    </style:style>
    <style:style style:name="T7" style:family="text">
      <style:text-properties officeooo:rsid="0016f625"/>
    </style:style>
    <style:style style:name="T8" style:family="text">
      <style:text-properties officeooo:rsid="00173ad7"/>
    </style:style>
    <style:style style:name="T9" style:family="text">
      <style:text-properties officeooo:rsid="0017dd7a"/>
    </style:style>
    <style:style style:name="T10" style:family="text">
      <style:text-properties officeooo:rsid="00197a72"/>
    </style:style>
    <style:style style:name="T11" style:family="text">
      <style:text-properties officeooo:rsid="001a1fb8"/>
    </style:style>
    <style:style style:name="T12" style:family="text">
      <style:text-properties officeooo:rsid="001b7e72"/>
    </style:style>
    <style:style style:name="T13" style:family="text">
      <style:text-properties officeooo:rsid="001c8731"/>
    </style:style>
    <style:style style:name="T14" style:family="text">
      <style:text-properties officeooo:rsid="001f23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örn Fischbach, Marius Bosler <text:tab/><text:date style:data-style-name="N10121" text:date-value="2024-05-22T16:44:57.650608490">Wednesday, 22 May 2024</text:date></text:p>
      <text:p text:style-name="P1"/>
      <text:p text:style-name="P2"><text:span text:style-name="T1">Peer to Peer Systems and Security</text:span></text:p>
      <text:p text:style-name="P2"><text:span text:style-name="T2">Initial Report for the VoidPhone Project</text:span></text:p>
      <text:p text:style-name="P2"><text:span text:style-name="T2">Team “The Hashies”</text:span></text:p>
      <text:p text:style-name="Standard"/>
      <text:p text:style-name="P3">For the VoidPhone project, we decided our team’s name to be “The Hashies”, as we will work on the Distributed Hash Table Module (DHT).</text:p>
      <text:p text:style-name="P3">After having exchanged knowledge over previous programming language experiences, we decided on C++ as our programming language of choice. This choice was additionally based on C++ code performance, extensive library support, as well as our perceived ease of using the language. As we both use a Linux distro for an OS, our software is developed on and for Linux, because it is the most developer-friendly OS, as it is POSIX-compliant and many low-level programmers are using it, therefore many documentations are written with Linux machines in mind. Apart from that, Marius currently does not have access to a Windows machine.</text:p>
      <text:p text:style-name="P3">The build system we plan to use is CMake. Currently, we both have only limited experience with managing dependencies via a build system, so alternatives such as the GNU Build System (GNU Autotools) were also considered. Depending on the future CMake experiences that we will gather, this build system may be switched and mentioned in the midterm report. Initially, we will use CMake.</text:p>
      <text:p text:style-name="P3">To guarantee quality of our software, we will follow a component driven testing approach, bottom-up testing. We plan on using Catch2 due to the ease of use. Depending on how well Catch2 will fit into our existing framework, we might switch to Doctest or Boost Test during development. This will also be noted in the midterm report. To further push the quality of our software, we opt for Cppcheck to aid with static code analysis. It is broadly used, well-known, and has run through various iterations of new versions which incrementally improved the analysis tool. For dynamic code analysis, we will use Valgrind, for the same reasons. Their established spot in the code analysis tool range will simplify usage of the tools.</text:p>
      <text:p text:style-name="P3">Regarding <text:span text:style-name="T5">l</text:span>ibraries, we are currently planning to use the library Boost, as it is simplifying socket programming and has hash functions, which we need for our DHT. We also <text:span text:style-name="T12">try to incorporate </text:span><text:span text:style-name="T7">Botan for encryption on the TLS layer</text:span>. <text:span text:style-name="T6">It provides </text:span><text:span text:style-name="T7">basic network security relevant features such as MACs, block and stream ciphers, but more </text:span><text:span text:style-name="T13">importantly </text:span><text:span text:style-name="T7">a client/server implementation of TLS 1.2 and 1.3. Botan’</text:span><text:span text:style-name="T8">s TLS implementation </text:span><text:span text:style-name="T7">is callback-based. </text:span><text:span text:style-name="T9">It also supports Boost’s asynchonous I/O streams. </text:span><text:span text:style-name="T10">Further libraries will be discovered during the actual implementation </text:span><text:span text:style-name="T11">and </text:span><text:span text:style-name="T14">therefore be </text:span><text:span text:style-name="T11">documented in the midterm.</text:span></text:p>
      <text:p text:style-name="P3">As a license, our project will be available under the modified <text:span text:style-name="T3">B</text:span>erkeley <text:span text:style-name="T3">S</text:span>oftware <text:span text:style-name="T3">D</text:span>istribution (BSD) license. This juristic decision was made after comparing MIT <text:soft-page-break/>with old BSD and modified BSD. During Jörn Fischbach’s bachelor’s thesis, he has already worked with the cartesian-grid-traversal framework Peano 4 <text:note text:id="ftn1" text:note-class="footnote"><text:note-citation>1</text:note-citation><text:note-body><text:p text:style-name="Footnote"><text:span text:style-name="T4"><text:s/></text:span><text:a xlink:type="simple" xlink:href="https://gitlab.lrz.de/hpcsoftware/Peano" text:style-name="Internet_20_link" text:visited-style-name="Visited_20_Internet_20_Link"><text:span text:style-name="Internet_20_link"><text:span text:style-name="T4">Tobias Weinzierl / Peano · GitLab (lrz.de)</text:span></text:span></text:a></text:p></text:note-body></text:note>, licensed under old BSD. Therefore, and after comparing with others, the modified BSD license was the soundest.</text:p>
      <text:p text:style-name="P3">Regarding our team’s programming experience, we both know how to use basic TCP sockets in C++. Jörn has written quite some LOC in C++ during his Tsunami Simulation practical bachelor course and the “Introduction to C++” course. Marius has basic knowledge in C++, we both have basic networking knowledge from our introduction to computer networking and distributed systems course. Marius has some additional experience in programming IOT devices like the Arduino and NodeMCU where C++ is usually used to develop the embedded software. We both have never worked on a peer-to-peer network, nor have we implemented our own distributed hash table.</text:p>
      <text:p text:style-name="P4">Lastly, we plan to distribute our workload dynamically. We will have at least one meeting every week, currently planned on Mondays from 5:30 pm to 7 pm. We will share contributions during the week via discord and via our shared repository’s commit messages. Currently, we do not plan on strict workload distribution, as all specified application interface functions (put, get, success, and failure) rely on identical core functionality. For cryptographic measures and security features, Jörn is tasked. Modelling the architecture will happen jointly, but Marius will capture it and note it down for the midterm report and our own organis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Marathi" style:font-family-complex="'Lohit Marath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day-of-week number:style="long"/>
      <number:text>, </number:text>
      <number:day number:style="long"/>
      <number:text> </number:text>
      <number:month number:style="long" number:textual="true"/>
      <number:text> </number:text>
      <number:year number:style="long"/>
    </number:date-style>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3:59:00</meta:creation-date>
    <meta:initial-creator>Jörn Fischbach</meta:initial-creator>
    <dc:language>en-BW</dc:language>
    <dc:date>2024-05-22T16:44:55.347237825</dc:date>
    <meta:editing-cycles>160</meta:editing-cycles>
    <meta:generator>LibreOffice/7.3.7.2$Linux_X86_64 LibreOffice_project/30$Build-2</meta:generator>
    <meta:editing-duration>PT15M7S</meta:editing-duration>
    <meta:document-statistic meta:table-count="0" meta:image-count="0" meta:object-count="0" meta:page-count="2" meta:paragraph-count="13" meta:word-count="695" meta:character-count="4366" meta:non-whitespace-character-count="3682"/>
    <meta:user-defined meta:name="AppVersion">16.0000</meta:user-defined>
    <meta:template xlink:type="simple" xlink:actuate="onRequest" xlink:title="Normal" xlink:href=""/>
  </office:meta>
</office:document-meta>
</file>